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erif_1.ttf" manifest:media-type="application/x-font-ttf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я1" style:family="table">
      <style:table-properties style:width="15.695cm" fo:margin-left="-0.106cm" fo:margin-top="0cm" fo:margin-bottom="0cm" table:align="left"/>
    </style:style>
    <style:style style:name="Таблиця1.A" style:family="table-column">
      <style:table-column-properties style:column-width="2.309cm"/>
    </style:style>
    <style:style style:name="Таблиця1.B" style:family="table-column">
      <style:table-column-properties style:column-width="2.096cm"/>
    </style:style>
    <style:style style:name="Таблиця1.C" style:family="table-column">
      <style:table-column-properties style:column-width="2.26cm"/>
    </style:style>
    <style:style style:name="Таблиця1.D" style:family="table-column">
      <style:table-column-properties style:column-width="2.256cm"/>
    </style:style>
    <style:style style:name="Таблиця1.G" style:family="table-column">
      <style:table-column-properties style:column-width="2.258cm"/>
    </style:style>
    <style:style style:name="Таблиця1.1" style:family="table-row">
      <style:table-row-properties style:min-row-height="0.529cm" fo:keep-together="auto"/>
    </style:style>
    <style:style style:name="Таблиця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я1.G1" style:family="table-cell">
      <style:table-cell-properties style:vertical-align="bottom" fo:padding="0.097cm" fo:border="0.5pt solid #000000"/>
    </style:style>
    <style:style style:name="Таблиця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я1.G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я2" style:family="table">
      <style:table-properties style:width="17.611cm" fo:margin-left="-0.106cm" fo:margin-top="0cm" fo:margin-bottom="0cm" table:align="left"/>
    </style:style>
    <style:style style:name="Таблиця2.A" style:family="table-column">
      <style:table-column-properties style:column-width="1.499cm"/>
    </style:style>
    <style:style style:name="Таблиця2.B" style:family="table-column">
      <style:table-column-properties style:column-width="5.271cm"/>
    </style:style>
    <style:style style:name="Таблиця2.C" style:family="table-column">
      <style:table-column-properties style:column-width="2.434cm"/>
    </style:style>
    <style:style style:name="Таблиця2.D" style:family="table-column">
      <style:table-column-properties style:column-width="5.973cm"/>
    </style:style>
    <style:style style:name="Таблиця2.1" style:family="table-row">
      <style:table-row-properties style:min-row-height="0.529cm" fo:keep-together="auto"/>
    </style:style>
    <style:style style:name="Таблиця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я2.D1" style:family="table-cell">
      <style:table-cell-properties style:vertical-align="bottom" fo:padding="0.097cm" fo:border="0.5pt solid #000000"/>
    </style:style>
    <style:style style:name="Таблиця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я2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1e5770" officeooo:paragraph-rsid="0013c951"/>
    </style:style>
    <style:style style:name="P2" style:family="paragraph" style:parent-style-name="Heading_20_3">
      <style:paragraph-properties fo:margin-top="0.046cm" fo:margin-bottom="0.011cm" style:contextual-spacing="false"/>
      <style:text-properties officeooo:paragraph-rsid="0013c951"/>
    </style:style>
    <style:style style:name="P3" style:family="paragraph" style:parent-style-name="Heading_20_4">
      <style:text-properties officeooo:paragraph-rsid="0013c951"/>
    </style:style>
    <style:style style:name="P4" style:family="paragraph" style:parent-style-name="Standard">
      <style:text-properties officeooo:rsid="001e5770" officeooo:paragraph-rsid="0013c951"/>
    </style:style>
    <style:style style:name="P5" style:family="paragraph" style:parent-style-name="Standard">
      <style:paragraph-properties fo:text-align="center" style:justify-single-word="false">
        <style:tab-stops/>
      </style:paragraph-properties>
    </style:style>
    <style:style style:name="P6" style:family="paragraph" style:parent-style-name="Standard">
      <style:paragraph-properties fo:text-align="end" style:justify-single-word="false">
        <style:tab-stops/>
      </style:paragraph-properties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Text_20_body" style:list-style-name="L1">
      <style:text-properties officeooo:rsid="001e5770" officeooo:paragraph-rsid="0013c951"/>
    </style:style>
    <style:style style:name="P9" style:family="paragraph" style:parent-style-name="Text_20_body" style:list-style-name="L1">
      <style:text-properties officeooo:rsid="001e5770" officeooo:paragraph-rsid="001667ef"/>
    </style:style>
    <style:style style:name="P10" style:family="paragraph" style:parent-style-name="Text_20_body">
      <style:text-properties officeooo:rsid="001e5770" officeooo:paragraph-rsid="0013c951"/>
    </style:style>
    <style:style style:name="P11" style:family="paragraph" style:parent-style-name="Text_20_body" style:list-style-name="L1">
      <style:text-properties officeooo:rsid="00151d9a" officeooo:paragraph-rsid="001667ef"/>
    </style:style>
    <style:style style:name="P12" style:family="paragraph" style:parent-style-name="Text_20_body" style:list-style-name="L1">
      <style:text-properties officeooo:rsid="001667ef" officeooo:paragraph-rsid="001667ef"/>
    </style:style>
    <style:style style:name="T1" style:family="text">
      <style:text-properties officeooo:rsid="002185c9"/>
    </style:style>
    <style:style style:name="T2" style:family="text">
      <style:text-properties officeooo:rsid="00229b13"/>
    </style:style>
    <style:style style:name="T3" style:family="text">
      <style:text-properties officeooo:rsid="0013c951"/>
    </style:style>
    <style:style style:name="T4" style:family="text">
      <style:text-properties officeooo:rsid="001e5770"/>
    </style:style>
    <style:style style:name="T5" style:family="text">
      <style:text-properties officeooo:rsid="00151d9a"/>
    </style:style>
    <style:style style:name="T6" style:family="text">
      <style:text-properties officeooo:rsid="001667e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Звіт про лабораторну роботу №<text:span text:style-name="T5">4</text:span></text:h>
      <text:h text:style-name="P2" text:outline-level="3">з дисципліни “Кластерні розрахунки” (High-Performance Computing)</text:h>
      <text:h text:style-name="P2" text:outline-level="3"><text:span text:style-name="T2">с</text:span>тудента 1 курсу групи ПЗС-1</text:h>
      <text:h text:style-name="P2" text:outline-level="3">Грищенка Юрія</text:h>
      <text:p text:style-name="P4"/>
      <text:h text:style-name="P1" text:outline-level="1">Тема: Паралельний алгоритм <text:span text:style-name="T6">сортування даних</text:span></text:h>
      <text:p text:style-name="P10">Робота виконана з використанням бібліотеки <text:span text:style-name="T3">Intel MPI</text:span> на ОС Linux.</text:p>
      <text:p text:style-name="P10">(див. відео з Google Drive)</text:p>
      <text:h text:style-name="P3" text:outline-level="4"><text:span text:style-name="T4">Результати</text:span></text:h>
      <text:p text:style-name="Standard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C"/>
        <table:table-column table:style-name="Таблиця1.D"/>
        <table:table-column table:style-name="Таблиця1.G"/>
        <table:table-row table:style-name="Таблиця1.1">
          <table:table-cell table:style-name="Таблиця1.A1" office:value-type="string">
            <text:p text:style-name="P5">Array size</text:p>
          </table:table-cell>
          <table:table-cell table:style-name="Таблиця1.A1" office:value-type="string">
            <text:p text:style-name="P5">Serial<text:line-break/>Bubble</text:p>
          </table:table-cell>
          <table:table-cell table:style-name="Таблиця1.A1" table:number-columns-spanned="4" office:value-type="string">
            <text:p text:style-name="P5">Parallel Bubble</text:p>
          </table:table-cell>
          <table:covered-table-cell/>
          <table:covered-table-cell/>
          <table:covered-table-cell/>
          <table:table-cell table:style-name="Таблиця1.G1" office:value-type="string">
            <text:p text:style-name="P5">std::sort</text:p>
          </table:table-cell>
        </table:table-row>
        <table:table-row table:style-name="Таблиця1.1"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table:number-columns-spanned="2" office:value-type="string">
            <text:p text:style-name="P5">2 processors</text:p>
          </table:table-cell>
          <table:covered-table-cell/>
          <table:table-cell table:style-name="Таблиця1.A2" table:number-columns-spanned="2" office:value-type="string">
            <text:p text:style-name="P5">4 processors</text:p>
          </table:table-cell>
          <table:covered-table-cell/>
          <table:table-cell table:style-name="Таблиця1.G2" office:value-type="string">
            <text:p text:style-name="P5"/>
          </table:table-cell>
        </table:table-row>
        <table:table-row table:style-name="Таблиця1.1"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>Time</text:p>
          </table:table-cell>
          <table:table-cell table:style-name="Таблиця1.A2" office:value-type="string">
            <text:p text:style-name="P5">Speedup</text:p>
          </table:table-cell>
          <table:table-cell table:style-name="Таблиця1.A2" office:value-type="string">
            <text:p text:style-name="P5">Time</text:p>
          </table:table-cell>
          <table:table-cell table:style-name="Таблиця1.A2" office:value-type="string">
            <text:p text:style-name="P5">Speedup</text:p>
          </table:table-cell>
          <table:table-cell table:style-name="Таблиця1.G2" office:value-type="string">
            <text:p text:style-name="P5"/>
          </table:table-cell>
        </table:table-row>
        <table:table-row table:style-name="Таблиця1.1">
          <table:table-cell table:style-name="Таблиця1.A2" office:value-type="string">
            <text:p text:style-name="P6">10</text:p>
          </table:table-cell>
          <table:table-cell table:style-name="Таблиця1.A2" office:value-type="string">
            <text:p text:style-name="P6">0.000003</text:p>
          </table:table-cell>
          <table:table-cell table:style-name="Таблиця1.A2" office:value-type="string">
            <text:p text:style-name="P6">0.000666</text:p>
          </table:table-cell>
          <table:table-cell table:style-name="Таблиця1.A2" office:value-type="string">
            <text:p text:style-name="P6">-0.000663</text:p>
          </table:table-cell>
          <table:table-cell table:style-name="Таблиця1.A2" office:value-type="string">
            <text:p text:style-name="P6">0.004505</text:p>
          </table:table-cell>
          <table:table-cell table:style-name="Таблиця1.A2" office:value-type="string">
            <text:p text:style-name="P6">-0.003839</text:p>
          </table:table-cell>
          <table:table-cell table:style-name="Таблиця1.G2" office:value-type="string">
            <text:p text:style-name="P6">0.000006</text:p>
          </table:table-cell>
        </table:table-row>
        <table:table-row table:style-name="Таблиця1.1">
          <table:table-cell table:style-name="Таблиця1.A2" office:value-type="string">
            <text:p text:style-name="P6">100</text:p>
          </table:table-cell>
          <table:table-cell table:style-name="Таблиця1.A2" office:value-type="string">
            <text:p text:style-name="P6">0.000045</text:p>
          </table:table-cell>
          <table:table-cell table:style-name="Таблиця1.A2" office:value-type="string">
            <text:p text:style-name="P6">0.002161</text:p>
          </table:table-cell>
          <table:table-cell table:style-name="Таблиця1.A2" office:value-type="string">
            <text:p text:style-name="P6">-0.002116</text:p>
          </table:table-cell>
          <table:table-cell table:style-name="Таблиця1.A2" office:value-type="string">
            <text:p text:style-name="P6">0.006196</text:p>
          </table:table-cell>
          <table:table-cell table:style-name="Таблиця1.A2" office:value-type="string">
            <text:p text:style-name="P6">-0.004035</text:p>
          </table:table-cell>
          <table:table-cell table:style-name="Таблиця1.G2" office:value-type="string">
            <text:p text:style-name="P6">0.000017</text:p>
          </table:table-cell>
        </table:table-row>
        <table:table-row table:style-name="Таблиця1.1">
          <table:table-cell table:style-name="Таблиця1.A2" office:value-type="string">
            <text:p text:style-name="P6">10000</text:p>
          </table:table-cell>
          <table:table-cell table:style-name="Таблиця1.A2" office:value-type="string">
            <text:p text:style-name="P6">0.392749</text:p>
          </table:table-cell>
          <table:table-cell table:style-name="Таблиця1.A2" office:value-type="string">
            <text:p text:style-name="P6">0.550864</text:p>
          </table:table-cell>
          <table:table-cell table:style-name="Таблиця1.A2" office:value-type="string">
            <text:p text:style-name="P6">-0.158115</text:p>
          </table:table-cell>
          <table:table-cell table:style-name="Таблиця1.A2" office:value-type="string">
            <text:p text:style-name="P6">0.482922</text:p>
          </table:table-cell>
          <table:table-cell table:style-name="Таблиця1.A2" office:value-type="string">
            <text:p text:style-name="P6">0.067942</text:p>
          </table:table-cell>
          <table:table-cell table:style-name="Таблиця1.G2" office:value-type="string">
            <text:p text:style-name="P6">0.002173</text:p>
          </table:table-cell>
        </table:table-row>
        <table:table-row table:style-name="Таблиця1.1">
          <table:table-cell table:style-name="Таблиця1.A2" office:value-type="string">
            <text:p text:style-name="P6">20000</text:p>
          </table:table-cell>
          <table:table-cell table:style-name="Таблиця1.A2" office:value-type="string">
            <text:p text:style-name="P6">1.585668</text:p>
          </table:table-cell>
          <table:table-cell table:style-name="Таблиця1.A2" office:value-type="string">
            <text:p text:style-name="P6">2.193885</text:p>
          </table:table-cell>
          <table:table-cell table:style-name="Таблиця1.A2" office:value-type="string">
            <text:p text:style-name="P6">-0.608217</text:p>
          </table:table-cell>
          <table:table-cell table:style-name="Таблиця1.A2" office:value-type="string">
            <text:p text:style-name="P6">1.962906</text:p>
          </table:table-cell>
          <table:table-cell table:style-name="Таблиця1.A2" office:value-type="string">
            <text:p text:style-name="P6">0.230979</text:p>
          </table:table-cell>
          <table:table-cell table:style-name="Таблиця1.G2" office:value-type="string">
            <text:p text:style-name="P6">0.004261</text:p>
          </table:table-cell>
        </table:table-row>
        <table:table-row table:style-name="Таблиця1.1">
          <table:table-cell table:style-name="Таблиця1.A2" office:value-type="string">
            <text:p text:style-name="P6">30000</text:p>
          </table:table-cell>
          <table:table-cell table:style-name="Таблиця1.A2" office:value-type="string">
            <text:p text:style-name="P6">3.575783</text:p>
          </table:table-cell>
          <table:table-cell table:style-name="Таблиця1.A2" office:value-type="string">
            <text:p text:style-name="P6">5.013062</text:p>
          </table:table-cell>
          <table:table-cell table:style-name="Таблиця1.A2" office:value-type="string">
            <text:p text:style-name="P6">-1.437279</text:p>
          </table:table-cell>
          <table:table-cell table:style-name="Таблиця1.A2" office:value-type="string">
            <text:p text:style-name="P6">4.28358</text:p>
          </table:table-cell>
          <table:table-cell table:style-name="Таблиця1.A2" office:value-type="string">
            <text:p text:style-name="P6">0.729482</text:p>
          </table:table-cell>
          <table:table-cell table:style-name="Таблиця1.G2" office:value-type="string">
            <text:p text:style-name="P6">0.007022</text:p>
          </table:table-cell>
        </table:table-row>
        <table:table-row table:style-name="Таблиця1.1">
          <table:table-cell table:style-name="Таблиця1.A2" office:value-type="string">
            <text:p text:style-name="P6">40000</text:p>
          </table:table-cell>
          <table:table-cell table:style-name="Таблиця1.A2" office:value-type="string">
            <text:p text:style-name="P6">6.471324</text:p>
          </table:table-cell>
          <table:table-cell table:style-name="Таблиця1.A2" office:value-type="string">
            <text:p text:style-name="P6">8.90495</text:p>
          </table:table-cell>
          <table:table-cell table:style-name="Таблиця1.A2" office:value-type="string">
            <text:p text:style-name="P6">-2.433626</text:p>
          </table:table-cell>
          <table:table-cell table:style-name="Таблиця1.A2" office:value-type="string">
            <text:p text:style-name="P6">7.641064</text:p>
          </table:table-cell>
          <table:table-cell table:style-name="Таблиця1.A2" office:value-type="string">
            <text:p text:style-name="P6">1.263886</text:p>
          </table:table-cell>
          <table:table-cell table:style-name="Таблиця1.G2" office:value-type="string">
            <text:p text:style-name="P6">0.009096</text:p>
          </table:table-cell>
        </table:table-row>
        <table:table-row table:style-name="Таблиця1.1">
          <table:table-cell table:style-name="Таблиця1.A2" office:value-type="string">
            <text:p text:style-name="P6">50000</text:p>
          </table:table-cell>
          <table:table-cell table:style-name="Таблиця1.A2" office:value-type="string">
            <text:p text:style-name="P6">10.031491</text:p>
          </table:table-cell>
          <table:table-cell table:style-name="Таблиця1.A2" office:value-type="string">
            <text:p text:style-name="P6">13.914632</text:p>
          </table:table-cell>
          <table:table-cell table:style-name="Таблиця1.A2" office:value-type="string">
            <text:p text:style-name="P6">-3.883141</text:p>
          </table:table-cell>
          <table:table-cell table:style-name="Таблиця1.A2" office:value-type="string">
            <text:p text:style-name="P6">12.263332</text:p>
          </table:table-cell>
          <table:table-cell table:style-name="Таблиця1.A2" office:value-type="string">
            <text:p text:style-name="P6">1.6513</text:p>
          </table:table-cell>
          <table:table-cell table:style-name="Таблиця1.G2" office:value-type="string">
            <text:p text:style-name="P6">0.01219</text:p>
          </table:table-cell>
        </table:table-row>
      </table:table>
      <text:p text:style-name="Standard"/>
      <text:p text:style-name="Standard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C"/>
        <table:table-row table:style-name="Таблиця2.1">
          <table:table-cell table:style-name="Таблиця2.A1" office:value-type="string">
            <text:p text:style-name="P5">Array size</text:p>
          </table:table-cell>
          <table:table-cell table:style-name="Таблиця2.A1" table:number-columns-spanned="2" office:value-type="string">
            <text:p text:style-name="P5">2 processors</text:p>
          </table:table-cell>
          <table:covered-table-cell/>
          <table:table-cell table:style-name="Таблиця2.D1" table:number-columns-spanned="2" office:value-type="string">
            <text:p text:style-name="P5">4 processors</text:p>
          </table:table-cell>
          <table:covered-table-cell/>
        </table:table-row>
        <table:table-row table:style-name="Таблиця2.1">
          <table:table-cell table:style-name="Таблиця2.A2" office:value-type="string">
            <text:p text:style-name="P5"/>
          </table:table-cell>
          <table:table-cell table:style-name="Таблиця2.A2" office:value-type="string">
            <text:p text:style-name="P5">Model</text:p>
          </table:table-cell>
          <table:table-cell table:style-name="Таблиця2.A2" office:value-type="string">
            <text:p text:style-name="P5">Experiment</text:p>
          </table:table-cell>
          <table:table-cell table:style-name="Таблиця2.A2" office:value-type="string">
            <text:p text:style-name="P5">Model</text:p>
          </table:table-cell>
          <table:table-cell table:style-name="Таблиця2.E2" office:value-type="string">
            <text:p text:style-name="P5">Experiment</text:p>
          </table:table-cell>
        </table:table-row>
        <table:table-row table:style-name="Таблиця2.1">
          <table:table-cell table:style-name="Таблиця2.A2" office:value-type="string">
            <text:p text:style-name="P6">10</text:p>
          </table:table-cell>
          <table:table-cell table:style-name="Таблиця2.A2" office:value-type="string">
            <text:p text:style-name="P7">3.5679313965698E-07</text:p>
          </table:table-cell>
          <table:table-cell table:style-name="Таблиця2.A2" office:value-type="string">
            <text:p text:style-name="P6">0.000666</text:p>
          </table:table-cell>
          <table:table-cell table:style-name="Таблиця2.A2" office:value-type="string">
            <text:p text:style-name="P7">2.0812933146657E-07</text:p>
          </table:table-cell>
          <table:table-cell table:style-name="Таблиця2.E2" office:value-type="string">
            <text:p text:style-name="P6">0.004505</text:p>
          </table:table-cell>
        </table:table-row>
        <table:table-row table:style-name="Таблиця2.1">
          <table:table-cell table:style-name="Таблиця2.A2" office:value-type="string">
            <text:p text:style-name="P6">100</text:p>
          </table:table-cell>
          <table:table-cell table:style-name="Таблиця2.A2" office:value-type="string">
            <text:p text:style-name="P7">2.1407588379419E-05</text:p>
          </table:table-cell>
          <table:table-cell table:style-name="Таблиця2.A2" office:value-type="string">
            <text:p text:style-name="P6">0.002161</text:p>
          </table:table-cell>
          <table:table-cell table:style-name="Таблиця2.A2" office:value-type="string">
            <text:p text:style-name="P7">6.54120756037802E-06</text:p>
          </table:table-cell>
          <table:table-cell table:style-name="Таблиця2.E2" office:value-type="string">
            <text:p text:style-name="P6">0.006196</text:p>
          </table:table-cell>
        </table:table-row>
        <table:table-row table:style-name="Таблиця2.1">
          <table:table-cell table:style-name="Таблиця2.A2" office:value-type="string">
            <text:p text:style-name="P6">10000</text:p>
          </table:table-cell>
          <table:table-cell table:style-name="Таблиця2.A2" office:value-type="string">
            <text:p text:style-name="P7">0.198376985649282</text:p>
          </table:table-cell>
          <table:table-cell table:style-name="Таблиця2.A2" office:value-type="string">
            <text:p text:style-name="P6">0.550864</text:p>
          </table:table-cell>
          <table:table-cell table:style-name="Таблиця2.A2" office:value-type="string">
            <text:p text:style-name="P7">0.049713177458873</text:p>
          </table:table-cell>
          <table:table-cell table:style-name="Таблиця2.E2" office:value-type="string">
            <text:p text:style-name="P6">0.482922</text:p>
          </table:table-cell>
        </table:table-row>
        <table:table-row table:style-name="Таблиця2.1">
          <table:table-cell table:style-name="Таблиця2.A2" office:value-type="string">
            <text:p text:style-name="P6">20000</text:p>
          </table:table-cell>
          <table:table-cell table:style-name="Таблиця2.A2" office:value-type="string">
            <text:p text:style-name="P7">0.793190793139657</text:p>
          </table:table-cell>
          <table:table-cell table:style-name="Таблиця2.A2" office:value-type="string">
            <text:p text:style-name="P6">2.193885</text:p>
          </table:table-cell>
          <table:table-cell table:style-name="Таблиця2.A2" office:value-type="string">
            <text:p text:style-name="P7">0.198535560378019</text:p>
          </table:table-cell>
          <table:table-cell table:style-name="Таблиця2.E2" office:value-type="string">
            <text:p text:style-name="P6">1.962906</text:p>
          </table:table-cell>
        </table:table-row>
        <table:table-row table:style-name="Таблиця2.1">
          <table:table-cell table:style-name="Таблиця2.A2" office:value-type="string">
            <text:p text:style-name="P6">30000</text:p>
          </table:table-cell>
          <table:table-cell table:style-name="Таблиця2.A2" office:value-type="string">
            <text:p text:style-name="P7">1.78444142247112</text:p>
          </table:table-cell>
          <table:table-cell table:style-name="Таблиця2.A2" office:value-type="string">
            <text:p text:style-name="P6">5.013062</text:p>
          </table:table-cell>
          <table:table-cell table:style-name="Таблиця2.A2" office:value-type="string">
            <text:p text:style-name="P7">0.446467148757438</text:p>
          </table:table-cell>
          <table:table-cell table:style-name="Таблиця2.E2" office:value-type="string">
            <text:p text:style-name="P6">4.28358</text:p>
          </table:table-cell>
        </table:table-row>
        <table:table-row table:style-name="Таблиця2.1">
          <table:table-cell table:style-name="Таблиця2.A2" office:value-type="string">
            <text:p text:style-name="P6">40000</text:p>
          </table:table-cell>
          <table:table-cell table:style-name="Таблиця2.A2" office:value-type="string">
            <text:p text:style-name="P7">3.17212887364368</text:p>
          </table:table-cell>
          <table:table-cell table:style-name="Таблиця2.A2" office:value-type="string">
            <text:p text:style-name="P6">8.90495</text:p>
          </table:table-cell>
          <table:table-cell table:style-name="Таблиця2.A2" office:value-type="string">
            <text:p text:style-name="P7">0.79350794259713</text:p>
          </table:table-cell>
          <table:table-cell table:style-name="Таблиця2.E2" office:value-type="string">
            <text:p text:style-name="P6">7.641064</text:p>
          </table:table-cell>
        </table:table-row>
        <table:table-row table:style-name="Таблиця2.1">
          <table:table-cell table:style-name="Таблиця2.A2" office:value-type="string">
            <text:p text:style-name="P6">50000</text:p>
          </table:table-cell>
          <table:table-cell table:style-name="Таблиця2.A2" office:value-type="string">
            <text:p text:style-name="P7">4.95625314665733</text:p>
          </table:table-cell>
          <table:table-cell table:style-name="Таблиця2.A2" office:value-type="string">
            <text:p text:style-name="P6">13.914632</text:p>
          </table:table-cell>
          <table:table-cell table:style-name="Таблиця2.A2" office:value-type="string">
            <text:p text:style-name="P7">1.2396579418971</text:p>
          </table:table-cell>
          <table:table-cell table:style-name="Таблиця2.E2" office:value-type="string">
            <text:p text:style-name="P6">12.263332</text:p>
          </table:table-cell>
        </table:table-row>
      </table:table>
      <text:p text:style-name="Standard"/>
      <text:h text:style-name="P3" text:outline-level="4" text:is-list-header="true"><text:soft-page-break/><text:span text:style-name="T4">Висновки</text:span></text:h>
      <text:list xml:id="list561797919" text:style-name="L1">
        <text:list-item>
          <text:p text:style-name="P11">Для вирішення задачі використали <text:span text:style-name="T6">бульбашкове сортування</text:span></text:p>
        </text:list-item>
        <text:list-item>
          <text:p text:style-name="P9">Ознайомилися з <text:span text:style-name="T6">принципом парного-непарного сортування</text:span></text:p>
        </text:list-item>
        <text:list-item>
          <text:p text:style-name="P8">Імплементували послідовний та паралельний алгоритми для вирішення задачі</text:p>
        </text:list-item>
        <text:list-item>
          <text:p text:style-name="P8">Дослідили час виконання алгоритмів над вхідними даними різного розміру</text:p>
        </text:list-item>
        <text:list-item>
          <text:p text:style-name="P8">Теоретично оцінили час виконання паралельного алгоритму, порівняли з дійсними результатами</text:p>
        </text:list-item>
        <text:list-item>
          <text:p text:style-name="P9">Отримали <text:span text:style-name="T6">не</text:span>очікуваний результат, <text:span text:style-name="T6">що нагадує лабораторну роботу №1</text:span>: <text:span text:style-name="T6">послідовний</text:span> алгоритм швидший за <text:span text:style-name="T6">паралельний</text:span>. <text:span text:style-name="T6">Реальний час виконання значно перевищує теоретичний.</text:span></text:p>
          <text:list>
            <text:list-item>
              <text:p text:style-name="P9"><text:span text:style-name="T6">Ц</text:span>е може свідчити про <text:span text:style-name="T1">високу </text:span>ефективність кешу процесора при роботі (досить простого) послідовного алгоритму над простою лінійною структурою даних, <text:span text:style-name="T1">за рахунок чого отримуємо пришвидшення в порівнянні зі складнішим паралельним алгоритмом.</text:span></text:p>
            </text:list-item>
            <text:list-item>
              <text:p text:style-name="P12">Бачимо що std::sort має кращу часову складність, отже працює значно швидше за бульбашкове сортування, навіть якщо воно розподілено на 4 процесорах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01:51:37.511579464</meta:creation-date>
    <meta:editing-cycles>3</meta:editing-cycles>
    <meta:editing-duration>PT26M23S</meta:editing-duration>
    <dc:date>2022-11-21T02:22:42.224248478</dc:date>
    <meta:generator>LibreOffice/7.3.7.2$Linux_X86_64 LibreOffice_project/30$Build-2</meta:generator>
    <meta:document-statistic meta:table-count="2" meta:image-count="0" meta:object-count="0" meta:page-count="2" meta:paragraph-count="118" meta:word-count="265" meta:character-count="2096" meta:non-whitespace-character-count="1957"/>
  </office:meta>
</office:document-meta>
</file>